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dash" draw:stroke-dash="Fine_20_Dashed" draw:textarea-horizontal-align="center" draw:textarea-vertical-align="middl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868cm" fo:min-width="0cm"/>
    </style:style>
    <style:style style:name="gr8" style:family="graphic" style:parent-style-name="standard">
      <style:graphic-properties draw:fill="solid" draw:fill-color="#ff6633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weight="bold" style:font-weight-asian="bold" style:font-weight-complex="bold"/>
    </style:style>
    <style:style style:name="P3" style:family="paragraph">
      <style:text-properties fo:font-style="italic" style:font-style-asian="italic" style:font-style-complex="italic"/>
    </style:style>
    <style:style style:name="P4" style:family="paragraph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7.51cm" svg:y1="15.605cm" svg:x2="17.51cm" svg:y2="20.685cm">
          <text:p/>
        </draw:line>
        <draw:line draw:style-name="gr1" draw:text-style-name="P1" draw:layer="layout" svg:x1="4.81cm" svg:y1="5.445cm" svg:x2="4.81cm" svg:y2="20.685cm">
          <text:p/>
        </draw:line>
        <draw:custom-shape draw:style-name="gr2" draw:text-style-name="P2" draw:layer="layout" svg:width="5.08cm" svg:height="1.905cm" svg:x="2.27cm" svg:y="3.54cm">
          <text:p text:style-name="P2"><text:span text:style-name="T1">FSClient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1.16cm" svg:y1="5.445cm" svg:x2="11.16cm" svg:y2="20.685cm">
          <text:p/>
        </draw:line>
        <draw:custom-shape draw:style-name="gr2" draw:text-style-name="P2" draw:layer="layout" svg:width="5.08cm" svg:height="1.905cm" svg:x="8.62cm" svg:y="3.54cm">
          <text:p text:style-name="P2"><text:span text:style-name="T1">FSServer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7.46cm" svg:y1="5.445cm" svg:x2="17.51cm" svg:y2="15.605cm">
          <text:p/>
        </draw:line>
        <draw:custom-shape draw:style-name="gr2" draw:text-style-name="P1" draw:layer="layout" svg:width="5.08cm" svg:height="1.905cm" svg:x="14.92cm" svg:y="3.54cm">
          <text:p text:style-name="P1"><text:span text:style-name="T1">Server</text:span> <text:span text:style-name="T1">Script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27cm" svg:height="2.54cm" svg:x="4.175cm" svg:y="5.445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5.445cm" svg:y1="7.985cm" svg:x2="10.525cm" svg:y2="7.985cm">
          <text:p/>
        </draw:line>
        <draw:custom-shape draw:style-name="gr4" draw:text-style-name="P1" draw:layer="layout" svg:width="1.27cm" svg:height="2.54cm" svg:x="10.525cm" svg:y="18.1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27cm" svg:height="2.54cm" svg:x="16.875cm" svg:y="15.605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0.525cm" svg:y1="10.525cm" svg:x2="5.445cm" svg:y2="10.525cm">
          <text:p/>
        </draw:line>
        <draw:custom-shape draw:style-name="gr4" draw:text-style-name="P1" draw:layer="layout" svg:width="1.27cm" svg:height="2.54cm" svg:x="4.175cm" svg:y="10.525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5.445cm" svg:y1="13.065cm" svg:x2="10.525cm" svg:y2="13.065cm">
          <text:p/>
        </draw:line>
        <draw:custom-shape draw:style-name="gr4" draw:text-style-name="P1" draw:layer="layout" svg:width="1.27cm" svg:height="2.54cm" svg:x="10.525cm" svg:y="7.985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1.795cm" svg:y1="15.605cm" svg:x2="16.875cm" svg:y2="15.605cm">
          <text:p/>
        </draw:line>
        <draw:custom-shape draw:style-name="gr4" draw:text-style-name="P1" draw:layer="layout" svg:width="1.27cm" svg:height="2.54cm" svg:x="10.525cm" svg:y="13.065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6.875cm" svg:y1="18.145cm" svg:x2="11.795cm" svg:y2="18.145cm">
          <text:p/>
        </draw:line>
        <draw:frame draw:style-name="gr6" draw:text-style-name="P3" draw:layer="layout" svg:width="5.294cm" svg:height="0.962cm" svg:x="5.445cm" svg:y="7.023cm">
          <draw:text-box>
            <text:p text:style-name="P3"><text:span text:style-name="T2">Connect via TCP</text:span></text:p>
          </draw:text-box>
        </draw:frame>
        <draw:frame draw:style-name="gr6" draw:text-style-name="P3" draw:layer="layout" svg:width="4.447cm" svg:height="0.962cm" svg:x="6.078cm" svg:y="9.563cm">
          <draw:text-box>
            <text:p text:style-name="P3"><text:span text:style-name="T2">Response OK</text:span></text:p>
          </draw:text-box>
        </draw:frame>
        <draw:frame draw:style-name="gr6" draw:text-style-name="P3" draw:layer="layout" svg:width="5.294cm" svg:height="0.962cm" svg:x="5.404cm" svg:y="12.103cm">
          <draw:text-box>
            <text:p text:style-name="P3"><text:span text:style-name="T2">Run server script</text:span></text:p>
          </draw:text-box>
        </draw:frame>
        <draw:frame draw:style-name="gr6" draw:text-style-name="P3" draw:layer="layout" svg:width="4.486cm" svg:height="0.962cm" svg:x="11.754cm" svg:y="14.643cm">
          <draw:text-box>
            <text:p text:style-name="P3"><text:span text:style-name="T2">Execute script</text:span></text:p>
          </draw:text-box>
        </draw:frame>
        <draw:frame draw:style-name="gr6" draw:text-style-name="P3" draw:layer="layout" svg:width="5.294cm" svg:height="0.962cm" svg:x="11.594cm" svg:y="17.183cm">
          <draw:text-box>
            <text:p text:style-name="P3"><text:span text:style-name="T2">Connect via TCP</text:span></text:p>
          </draw:text-box>
        </draw:frame>
        <draw:frame draw:style-name="gr6" draw:text-style-name="P4" draw:layer="layout" svg:width="4.096cm" svg:height="0.962cm" svg:x="9.055cm" svg:y="22.59cm">
          <draw:text-box>
            <text:p text:style-name="P4"><text:span text:style-name="T1">DEADLOCK</text:span></text:p>
          </draw:text-box>
        </draw:frame>
        <draw:frame draw:style-name="gr7" draw:layer="layout" svg:width="5.447cm" svg:height="0.962cm" svg:x="1.903cm" svg:y="20.358cm">
          <draw:text-box>
            <text:p>Wait for response</text:p>
          </draw:text-box>
        </draw:frame>
        <draw:frame draw:style-name="gr7" draw:layer="layout" svg:width="5.447cm" svg:height="0.962cm" svg:x="14.553cm" svg:y="20.358cm">
          <draw:text-box>
            <text:p>Wait for response</text:p>
          </draw:text-box>
        </draw:frame>
        <draw:custom-shape draw:style-name="gr8" draw:text-style-name="P1" draw:layer="layout" svg:width="2.54cm" svg:height="0.635cm" draw:transform="rotate (2.617993877991) translate (8.637cm 23.225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1" draw:layer="layout" svg:width="2.54cm" svg:height="0.635cm" draw:transform="rotate (2.617993877991) translate (15.264cm 23.225cm)">
          <text:p/>
          <draw:enhanced-geometry svg:viewBox="0 0 21600 21600" draw:text-areas="0 ?f0 ?f5 ?f2" draw:mirror-horizontal="true" draw:mirror-vertical="fals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non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Kasper Nielsen</meta:initial-creator>
    <meta:creation-date>2010-06-24T10:43:12</meta:creation-date>
    <dc:date>2010-06-24T10:58:37</dc:date>
    <dc:creator>Kasper Nielsen</dc:creator>
    <meta:editing-duration>PT00H00M03S</meta:editing-duration>
    <meta:editing-cycles>1</meta:editing-cycles>
    <meta:document-statistic meta:object-count="28"/>
    <meta:generator>OpenOffice.org/3.2$Unix OpenOffice.org_project/320m12$Build-9483</meta:generator>
  </office:meta>
</office:document-meta>
</file>